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 style:shadow="none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fo:letter-spacing="-0.012cm" officeooo:rsid="00a36925"/>
    </style:style>
    <style:style style:name="T53" style:family="text">
      <style:text-properties fo:color="#221f1f" fo:letter-spacing="-0.012cm" officeooo:rsid="00a2c675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tyle="normal" style:font-style-asian="normal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color="#000000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font-weight="normal" officeooo:rsid="008f8dcf" style:font-weight-asian="normal" style:font-weight-complex="normal"/>
    </style:style>
    <style:style style:name="T72" style:family="text">
      <style:text-properties fo:letter-spacing="-0.009cm"/>
    </style:style>
    <style:style style:name="T73" style:family="text">
      <style:text-properties fo:letter-spacing="-0.016cm"/>
    </style:style>
    <style:style style:name="T74" style:family="text">
      <style:text-properties fo:letter-spacing="-0.016cm" fo:font-style="normal" officeooo:rsid="001c3d3e" style:font-style-asian="normal" style:font-style-complex="normal"/>
    </style:style>
    <style:style style:name="T75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8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8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7"><text:text-input text:description="&lt;formatLang(line.discount)&gt;">10,5%</text:text-input></text:p>
            <text:p text:style-name="P28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8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7"><text:span text:style-name="T49">OBSERVACIONES</text:span>: <text:span text:style-name="T44"><text:placeholder text:placeholder-type="text">&lt;o.comment&gt;</text:placeholder></text:span></text:p>
            <text:p text:style-name="P75"><text:placeholder text:placeholder-type="text">&lt;if test="o._fields.get('move_currency_id') and o.move_currency_id.name"&gt;</text:placeholder></text:p>
            <text:p text:style-name="P78"><text:span text:style-name="T52">Cotización</text:span><text:span text:style-name="T53"> de referencia:</text:span><text:span text:style-name="T51"> </text:span><text:span text:style-name="T50"><text:placeholder text:placeholder-type="text">&lt;"%s%s = %s%s" % (o.currency_id.name, o.move_inverse_currency_rate, o.move_currency_id.name, o.currency_rate)&gt;</text:placeholder></text:span></text:p>
            <text:p text:style-name="P75"><text:placeholder text:placeholder-type="text">&lt;/if&gt;</text:placeholder></text:p>
            <text:p text:style-name="P7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9"><text:span text:style-name="T11">SUBTOTAL </text:span><text:span text:style-name="T74"><text:text-input text:description="&lt;o.currency_id.symbol&gt;">USD</text:text-input></text:span></text:p>
          </table:table-cell>
          <table:table-cell table:style-name="Table1.C2" office:value-type="string">
            <text:p text:style-name="P63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81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82"><text:text-input text:description="&lt;for each=&quot;line in o.report_tax_line_ids&quot;&gt;">For each line</text:text-input></text:p>
            <text:p text:style-name="P84"><text:text-input text:description="&lt;line.tax_id.description&gt;">IVA 21%</text:text-input></text:p>
            <text:p text:style-name="P83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0"><text:span text:style-name="T11">TOTAL</text:span><text:span text:style-name="T72"> </text:span><text:span text:style-name="T73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75">Son: </text:span><text:span text:style-name="T75"><text:placeholder text:placeholder-type="text">&lt;o.currency_id.name or o.company_id.currency_id.name&gt;</text:placeholder></text:span><text:span text:style-name="T75"> </text:span><text:span text:style-name="T75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6" style:family="text">
      <style:text-properties fo:color="#221f1f" style:text-position="-6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font-weight="normal" officeooo:rsid="008f8dcf" style:font-weight-asian="normal" style:font-weight-complex="normal"/>
    </style:style>
    <style:style style:name="MT48" style:family="text">
      <style:text-properties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6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9">Doc. Origen</text:span><text:span text:style-name="MT50">:</text:span><text:span text:style-name="MT51"> </text:span><text:span text:style-name="MT42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nam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 or o.currency_id.with_context(date=o.date_invoice).compute(1.0, o.company_id.currency_id)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0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09T10:06:17.159687223</dc:date>
    <meta:editing-duration>P2DT14H19M46S</meta:editing-duration>
    <meta:editing-cycles>436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